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3" style:family="text">
      <style:text-properties style:font-name="Arial" fo:font-size="10pt" fo:background-color="transparent" style:font-size-asian="10pt" style:font-size-complex="10pt"/>
    </style:style>
    <style:style style:name="T24" style:family="text">
      <style:text-properties style:font-name="Arial" fo:font-size="10pt" fo:background-color="transparent" style:font-size-asian="10pt" style:font-size-complex="10pt" loext:char-shading-value="0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0" style:family="text">
      <style:text-properties style:font-name="Arial" fo:font-size="9pt" fo:language="en" fo:country="US" style:font-size-asian="9pt" style:font-size-complex="9pt" style:font-style-complex="italic"/>
    </style:style>
    <style:style style:name="T4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2" style:family="text">
      <style:text-properties style:font-name="Arial" fo:font-size="9pt" style:font-size-asian="9pt" style:font-size-complex="9pt"/>
    </style:style>
    <style:style style:name="T43" style:family="text">
      <style:text-properties style:font-name="Arial" fo:font-size="9pt" style:font-size-asian="9pt" style:font-size-complex="9pt" style:font-style-complex="italic"/>
    </style:style>
    <style:style style:name="T4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4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0" style:family="text">
      <style:text-properties style:font-name-complex="Ari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4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5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47"><text:tab/><text:tab/></text:span></text:p>
      <text:p text:style-name="P20"/>
      <text:p text:style-name="P10"><text:span text:style-name="Основной_20_шрифт_20_абзаца"><text:span text:style-name="T25">поверки<text:tab/><text:tab/><text:tab/></text:span></text:span><text:span text:style-name="Основной_20_шрифт_20_абзаца"><text:span text:style-name="T36">Дозиметра </text:span></text:span><text:span text:style-name="Основной_20_шрифт_20_абзаца"><text:span text:style-name="T37">индивидуального ДКГ-АТ2503</text:span></text:span></text:p>
      <text:p text:style-name="P9"/>
      <text:p text:style-name="P11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6"><text:tab/></text:span></text:span></text:p>
      <text:p text:style-name="P11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8"/>
      <text:p text:style-name="P11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</text:span></text:span><text:span text:style-name="Основной_20_шрифт_20_абзаца"><text:span text:style-name="T23">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4">– по и</text:span></text:span><text:span text:style-name="Основной_20_шрифт_20_абзаца"><text:span text:style-name="T21">ндивидуальному</text:span></text:span><text:span text:style-name="Основной_20_шрифт_20_абзаца"><text:span text:style-name="T24"> эквивалент</text:span></text:span><text:span text:style-name="Основной_20_шрифт_20_абзаца"><text:span text:style-name="T21">у</text:span></text:span><text:span text:style-name="Основной_20_шрифт_20_абзаца"><text:span text:style-name="T24"> дозы:<text:tab/><text:tab/>о</text:span></text:span><text:span text:style-name="Основной_20_шрифт_20_абзаца"><text:span text:style-name="T21">т 1 мкЗв до 10 Зв</text:span></text:span></text:p>
      <text:p text:style-name="P16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</text:span></text:span><text:span text:style-name="Основной_20_шрифт_20_абзаца"><text:span text:style-name="T22">15</text:span></text:span><text:span text:style-name="Основной_20_шрифт_20_абзаца"><text:span text:style-name="T21"> </text:span></text:span><text:span text:style-name="Основной_20_шрифт_20_абзаца"><text:span text:style-name="T21">+ 5</text:span></text:span><text:span text:style-name="Основной_20_шрифт_20_абзаца"><text:span text:style-name="T53">·10</text:span></text:span><text:span text:style-name="Основной_20_шрифт_20_абзаца"><text:span text:style-name="T54">-3</text:span></text:span><text:span text:style-name="Основной_20_шрифт_20_абзаца"><text:span text:style-name="T53">·</text:span></text:span><text:span text:style-name="Основной_20_шрифт_20_абзаца"><text:span text:style-name="T21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1">) %</text:span></text:span><text:span text:style-name="Основной_20_шрифт_20_абзаца"><text:span text:style-name="T21">;</text:span></text:span></text:p>
      <text:p text:style-name="P16"><text:span text:style-name="Основной_20_шрифт_20_абзаца"><text:span text:style-name="T24"><text:tab/><text:tab/><text:tab/><text:tab/><text:tab/><text:tab/></text:span></text:span></text:p>
      <text:p text:style-name="P19"><text:span text:style-name="Основной_20_шрифт_20_абзаца"><text:span text:style-name="T24">– </text:span></text:span><text:span text:style-name="Основной_20_шрифт_20_абзаца"><text:span text:style-name="T21">п</text:span></text:span><text:span text:style-name="Основной_20_шрифт_20_абзаца"><text:span text:style-name="T24">о мощности и</text:span></text:span><text:span text:style-name="Основной_20_шрифт_20_абзаца"><text:span text:style-name="T21">ндивидуального</text:span></text:span><text:span text:style-name="Основной_20_шрифт_20_абзаца"><text:span text:style-name="T24"> эквивалента дозы:<text:tab/>о</text:span></text:span><text:span text:style-name="Основной_20_шрифт_20_абзаца"><text:span text:style-name="T21">т 0,1 мкЗв/ч до </text:span></text:span><text:span text:style-name="Основной_20_шрифт_20_абзаца"><text:span text:style-name="T21">0,5</text:span></text:span><text:span text:style-name="Основной_20_шрифт_20_абзаца"><text:span text:style-name="T21"> Зв/ч</text:span></text:span></text:p>
      <text:p text:style-name="P19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15+15</text:span></text:span><text:span text:style-name="Основной_20_шрифт_20_абзаца"><text:span text:style-name="T53">·</text:span></text:span><text:span text:style-name="Основной_20_шрифт_20_абзаца"><text:span text:style-name="T22">10</text:span></text:span><text:span text:style-name="Основной_20_шрифт_20_абзаца"><text:span text:style-name="T55">-3</text:span></text:span><text:span text:style-name="Основной_20_шрифт_20_абзаца"><text:span text:style-name="T56">/ </text:span></text:span><text:span text:style-name="Основной_20_шрифт_20_абзаца"><text:span text:style-name="T56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6"> + 5</text:span></text:span><text:span text:style-name="Основной_20_шрифт_20_абзаца"><text:span text:style-name="T57">·10</text:span></text:span><text:span text:style-name="Основной_20_шрифт_20_абзаца"><text:span text:style-name="T54">-3</text:span></text:span><text:span text:style-name="Основной_20_шрифт_20_абзаца"><text:span text:style-name="T57">·</text:span></text:span><text:span text:style-name="Основной_20_шрифт_20_абзаца"><text:span text:style-name="T56"> </text:span></text:span><text:span text:style-name="Основной_20_шрифт_20_абзаца"><text:span text:style-name="T56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2">)</text:span></text:span><text:span text:style-name="Основной_20_шрифт_20_абзаца"><text:span text:style-name="T21">%</text:span></text:span></text:p>
      <text:p text:style-name="P16"><text:span text:style-name="Основной_20_шрифт_20_абзаца"><text:span text:style-name="T24"><text:tab/><text:tab/><text:tab/><text:tab/><text:tab/><text:tab/><text:tab/></text:span></text:span><text:span text:style-name="Основной_20_шрифт_20_абзаца"><text:span text:style-name="T21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4"> - м</text:span></text:span><text:span text:style-name="Основной_20_шрифт_20_абзаца"><text:span text:style-name="T21">ощность дозы, </text:span></text:span><text:span text:style-name="Основной_20_шрифт_20_абзаца"><text:span text:style-name="T21">м</text:span></text:span><text:span text:style-name="Основной_20_шрифт_20_абзаца"><text:span text:style-name="T21">Зв/ч.</text:span></text:span></text:p>
      <text:p text:style-name="P17"/>
      <text:p text:style-name="P10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10"><text:span text:style-name="Основной_20_шрифт_20_абзаца"><text:span text:style-name="T46"/></text:span></text:p>
      <text:p text:style-name="P10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0">ДКГ-АТ2503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264in" svg:width="0.5929in" style:rel-width="scale" svg:height="0.1764in" style:rel-height="scale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t1.B2" office:value-type="string">
            <text:p text:style-name="P24">Показания прибора, <text:s text:c="5"/><draw:frame draw:style-name="fr1" draw:name="Объект2" text:anchor-type="as-char" svg:y="-0.1264in" svg:width="0.5417in" style:rel-width="scale" svg:height="0.1764in" style:rel-height="scale" draw:z-index="1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437in" svg:width="0.5563in" style:rel-width="scale" svg:height="0.1937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4" text:anchor-type="as-char" svg:y="-0.0992in" svg:width="0.3307in" style:rel-width="scale" svg:height="0.1492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20" text:anchor-type="as-char" svg:y="-0.1236in" svg:width="0.1929in" style:rel-width="scale" svg:height="0.1736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3">, </text:span></text:span><text:span text:style-name="T41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5" text:anchor-type="as-char" svg:y="-0.1236in" svg:width="0.3091in" style:rel-width="scale" svg:height="0.1736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3"><draw:frame draw:style-name="fr1" draw:name="Объект6" text:anchor-type="as-char" svg:y="-0.1236in" svg:width="0.3291in" style:rel-width="scale" svg:height="0.1736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4">33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4">15.0</text:span></text:p>
          </table:table-cell>
        </table:table-row>
        <table:table-row>
          <table:table-cell table:style-name="t1.A3" office:value-type="string">
            <text:p text:style-name="P31">80<text:span text:style-name="T4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4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1">±<text:span text:style-name="T4">15.4</text:span></text:p>
          </table:table-cell>
        </table:table-row>
        <table:table-row>
          <table:table-cell table:style-name="t1.A7" office:value-type="string">
            <text:p text:style-name="P31"><text:span text:style-name="T4">4</text:span>00 мЗв/ч</text:p>
          </table:table-cell>
          <table:table-cell table:style-name="t1.B7" office:value-type="string">
            <text:p text:style-name="P32">$1-n<text:span text:style-name="T4">3</text:span></text:p>
          </table:table-cell>
          <table:table-cell table:style-name="t1.B7" office:value-type="string">
            <text:p text:style-name="P32">$1-d<text:span text:style-name="T4">3</text:span></text:p>
          </table:table-cell>
          <table:table-cell table:style-name="t1.D7" office:value-type="string">
            <text:section text:style-name="Sect1" text:name="Раздел3">
              <text:p text:style-name="P39">$1-<text:span text:style-name="T4">m30</text:span></text:p>
              <text:p text:style-name="P24">$1-<text:span text:style-name="T4">m31</text:span></text:p>
              <text:p text:style-name="P24">$1-<text:span text:style-name="T4">m32</text:span></text:p>
              <text:p text:style-name="P24">$1-<text:span text:style-name="T4">m33</text:span></text:p>
              <text:p text:style-name="P24">$1-<text:span text:style-name="T4">m34</text:span></text:p>
            </text:section>
          </table:table-cell>
          <table:table-cell table:style-name="t1.B7" office:value-type="string">
            <text:p text:style-name="P32">$1-av<text:span text:style-name="T4">3</text:span></text:p>
          </table:table-cell>
          <table:table-cell table:style-name="t1.B7" office:value-type="string">
            <text:p text:style-name="P32">$1-o<text:span text:style-name="T4">3</text:span></text:p>
          </table:table-cell>
          <table:table-cell table:style-name="t1.B7" office:value-type="string">
            <text:p text:style-name="P32">$1-q<text:span text:style-name="T4">3</text:span></text:p>
          </table:table-cell>
          <table:table-cell table:style-name="t1.B7" office:value-type="string">
            <text:p text:style-name="P32">$1-do<text:span text:style-name="T4">3</text:span></text:p>
          </table:table-cell>
          <table:table-cell table:style-name="t1.I7" office:value-type="string">
            <text:p text:style-name="P31">±<text:span text:style-name="T4">17.0</text:span></text:p>
          </table:table-cell>
        </table:table-row>
      </table:table>
      <text:p text:style-name="P38"/>
      <text:p text:style-name="P42"><text:span text:style-name="Основной_20_шрифт_20_абзаца"><text:span text:style-name="T49"><draw:frame draw:style-name="fr2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9"><draw:frame draw:style-name="fr2" draw:name="Объект8" text:anchor-type="as-char" svg:y="-0.3874in" svg:width="3.1126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8"><draw:frame draw:style-name="fr2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4">ДКГ-АТ2503</text:span>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264in" svg:width="0.5575in" style:rel-width="scale" svg:height="0.1764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264in" svg:width="0.5929in" style:rel-width="scale" svg:height="0.1764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s1.B2" office:value-type="string">
            <text:p text:style-name="P26"><text:span text:style-name="T51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264in" svg:width="0.5417in" style:rel-width="scale" svg:height="0.1764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0992in" svg:width="0.3307in" style:rel-width="scale" svg:height="0.1492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3">, </text:span></text:span><text:span text:style-name="T45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3"><draw:frame draw:style-name="fr1" draw:name="Объект19" text:anchor-type="as-char" svg:y="-0.1236in" svg:width="0.3236in" style:rel-width="scale" svg:height="0.1736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3"><draw:frame draw:style-name="fr1" draw:name="Объект21" text:anchor-type="as-char" svg:y="-0.1236in" svg:width="0.3291in" style:rel-width="scale" svg:height="0.1736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s1.A3" office:value-type="string">
            <text:p text:style-name="P31">4.0 <text:span text:style-name="T4">мкЗв</text:span></text:p>
          </table:table-cell>
          <table:table-cell table:style-name="s1.B3" office:value-type="string">
            <text:p text:style-name="P33"><text:span text:style-name="T4">40</text:span> <text:span text:style-name="T4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4">1</text:span></text:p>
          </table:table-cell>
          <table:table-cell table:style-name="s1.B3" office:value-type="string">
            <text:p text:style-name="P32"><text:span text:style-name="T2">##</text:span>1-o_pog_<text:span text:style-name="T4">1</text:span></text:p>
          </table:table-cell>
          <table:table-cell table:style-name="s1.B3" office:value-type="string">
            <text:p text:style-name="P32"><text:span text:style-name="T2">##</text:span>1-d_gran_<text:span text:style-name="T4">1</text:span></text:p>
          </table:table-cell>
          <table:table-cell table:style-name="s1.I3" office:value-type="string">
            <text:p text:style-name="P31">±<text:span text:style-name="T4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4">80</text:span> мЗв/<text:span text:style-name="T4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4">2</text:span></text:p>
          </table:table-cell>
          <table:table-cell table:style-name="s1.B4" office:value-type="string">
            <text:p text:style-name="P32"><text:span text:style-name="T2">##</text:span>1-o_pog_<text:span text:style-name="T4">2</text:span></text:p>
          </table:table-cell>
          <table:table-cell table:style-name="s1.B4" office:value-type="string">
            <text:p text:style-name="P32"><text:span text:style-name="T2">##</text:span>1-d_gran_<text:span text:style-name="T4">2</text:span></text:p>
          </table:table-cell>
          <table:table-cell table:style-name="s1.I4" office:value-type="string">
            <text:p text:style-name="P31">±<text:span text:style-name="T4">15.4</text:span></text:p>
          </table:table-cell>
        </table:table-row>
      </table:table>
      <text:p text:style-name="P40"/>
      <text:p text:style-name="P41"><text:span text:style-name="T52"><draw:frame draw:style-name="fr2" draw:name="Объект14" text:anchor-type="as-char" svg:y="-0.2484in" svg:width="1.9201in" svg:height="0.411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2"><text:tab/> <text:s text:c="4"/></text:span><text:span text:style-name="T52"><draw:frame draw:style-name="fr2" draw:name="Объект15" text:anchor-type="as-char" svg:y="-0.1744in" svg:width="1.2602in" svg:height="0.2299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oft-page-break/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2:32.75</dc:date>
    <meta:editing-duration>P3DT16H7M28S</meta:editing-duration>
    <meta:editing-cycles>401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0" meta:character-count="2070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